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CalcHotWater.pde 2/2010 rbh */</text:p>
      <text:p text:style-name="P3">/* This function gets called when startflg is true. */</text:p>
      <text:p text:style-name="P3">/* When a temp reading is complete from loop(). */</text:p>
      <text:p text:style-name="P3"/>
      <text:p text:style-name="P3">void CalcHotWater()</text:p>
      <text:p text:style-name="P3">{</text:p>
      <text:p text:style-name="P3"><text:s text:c="4"/>byte <text:s text:c="3"/>MaxTankTempMin, PumpPin, PumpGaragePin, dumphr;</text:p>
      <text:p text:style-name="P3"><text:s text:c="4"/>static byte MaxTankTemp1 = 0, MaxTankTemp2 = 0;</text:p>
      <text:p text:style-name="P3"><text:s text:c="4"/>static byte Tank1Tank2Diff = 10;</text:p>
      <text:p text:style-name="P3"><text:s text:c="4"/>static byte StiebelTemp = STIEBEL_TEMP_START;</text:p>
      <text:p text:style-name="P3"><text:s text:c="4"/>static byte TempDiff = 0;</text:p>
      <text:p text:style-name="P3"><text:s text:c="4"/>float <text:s text:c="3"/>TankTempAvg1, TankTempAvg2;</text:p>
      <text:p text:style-name="P3"><text:s text:c="4"/>boolean <text:s/>UseTank1, UseTank2;</text:p>
      <text:p text:style-name="P3"><text:s text:c="4"/>byte offset, num_items;</text:p>
      <text:p text:style-name="P3"><text:s text:c="4"/>struct output *outptr;</text:p>
      <text:p text:style-name="P3"/>
      <text:p text:style-name="P3"><text:s text:c="4"/>/****** init variables ******/</text:p>
      <text:p text:style-name="P3"><text:s text:c="4"/>UseTank1 = (boolean)GetEEact(USE_TANK1_LOC);</text:p>
      <text:p text:style-name="P3"><text:s text:c="4"/>UseTank2 = (boolean)GetEEact(USE_TANK2_LOC);</text:p>
      <text:p text:style-name="P3"><text:s text:c="4"/>DumpFlag = false;</text:p>
      <text:p text:style-name="P3"><text:s text:c="4"/>PumpPin = 0;</text:p>
      <text:p text:style-name="P3"><text:s text:c="4"/>PumpGaragePin = 0;</text:p>
      <text:p text:style-name="P3"><text:s text:c="4"/>ActiveZonePin = 0;</text:p>
      <text:p text:style-name="P3"/>
      <text:p text:style-name="P3"><text:s text:c="4"/>if(MaxTankTemp1 == 0) /* first time in func */</text:p>
      <text:p text:style-name="P3"><text:s text:c="4"/>{</text:p>
      <text:p text:style-name="P3"><text:s text:c="8"/>MaxTankTemp1 = GetEEact(MAX_TANK_TEMP_LOC);</text:p>
      <text:p text:style-name="P3"><text:s text:c="8"/>MaxTankTemp2 = MaxTankTemp1;</text:p>
      <text:p text:style-name="P3"><text:s text:c="4"/>}</text:p>
      <text:p text:style-name="P3"><text:s text:c="4"/>MaxTankTempMin = GetEEact(MAX_TANK_TEMP_LOC) - 2;</text:p>
      <text:p text:style-name="P3"><text:s text:c="4"/>if(TempDiff == 0)</text:p>
      <text:p text:style-name="P3"><text:s text:c="8"/>TempDiff = GetEEact(TEMP_DIFF_MAX_LOC);</text:p>
      <text:p text:style-name="P3"><text:s text:c="4"/>TankTempAvg1 = (TSdata[T1TOP_LOC].avgtemp+TSdata[T1BOT_LOC].avgtemp)/2;</text:p>
      <text:p text:style-name="P3"><text:s text:c="4"/>TankTempAvg2 = (TSdata[T2TOP_LOC].avgtemp+TSdata[T2BOT_LOC].avgtemp)/2;</text:p>
      <text:p text:style-name="P3"><text:s text:c="4"/>/* ************************* */</text:p>
      <text:p text:style-name="P3"><text:s text:c="4"/>if(TSdata[T1TOP_LOC].avgtemp &lt; StiebelTemp)</text:p>
      <text:p text:style-name="P3"><text:s text:c="4"/>{</text:p>
      <text:p text:style-name="P3"><text:s text:c="7"/>StiebelTemp = STIEBEL_TEMP_START + 1;</text:p>
      <text:p text:style-name="P3"><text:s text:c="7"/>CurrStatus.Stiebel.state = 1;</text:p>
      <text:p text:style-name="P3"><text:s text:c="4"/>}</text:p>
      <text:p text:style-name="P3"><text:s text:c="4"/>else</text:p>
      <text:p text:style-name="P3"><text:s text:c="4"/>{</text:p>
      <text:p text:style-name="P3"><text:s text:c="7"/>StiebelTemp = STIEBEL_TEMP_START;</text:p>
      <text:p text:style-name="P3"><text:s text:c="7"/>CurrStatus.Stiebel.state = 0;</text:p>
      <text:p text:style-name="P3"><text:s text:c="4"/>}</text:p>
      <text:p text:style-name="P3"><text:s text:c="4"/>/* Heating the house */</text:p>
      <text:p text:style-name="P3"><text:s text:c="4"/>if(GetEEact(WTR1HS2GG3_LOC) == 2)</text:p>
      <text:p text:style-name="P3"><text:s text:c="4"/>{</text:p>
      <text:p text:style-name="P3"><text:s text:c="8"/>UseTank1 = false;</text:p>
      <text:p text:style-name="P3"><text:s text:c="8"/>UseTank2 = false;</text:p>
      <text:p text:style-name="P3"><text:s text:c="8"/>ActiveZonePin = HOUSE_PIN;</text:p>
      <text:p text:style-name="P3"><text:s text:c="8"/>TurnOnTemp = 140;</text:p>
      <text:p text:style-name="P3"><text:s text:c="8"/>if(TSdata[COLLECTOR_LOC].avgtemp &gt; TurnOnTemp)</text:p>
      <text:p text:style-name="P3"><text:soft-page-break/><text:s text:c="8"/>{</text:p>
      <text:p text:style-name="P3"><text:s text:c="12"/>TempDiff = GetEEact(TEMP_DIFF_MIN_LOC);</text:p>
      <text:p text:style-name="P3"><text:s text:c="12"/>PumpPin = PUMP_PIN;</text:p>
      <text:p text:style-name="P3"><text:s text:c="12"/>DumpFlag = false;</text:p>
      <text:p text:style-name="P3"><text:s text:c="8"/>}</text:p>
      <text:p text:style-name="P3"><text:s text:c="8"/>else</text:p>
      <text:p text:style-name="P3"><text:s text:c="8"/>{</text:p>
      <text:p text:style-name="P3"><text:s text:c="12"/>PumpPin = 0;</text:p>
      <text:p text:style-name="P3"><text:s text:c="12"/>TempDiff = GetEEact(TEMP_DIFF_MAX_LOC);</text:p>
      <text:p text:style-name="P3"><text:s text:c="8"/>}</text:p>
      <text:p text:style-name="P3"><text:s text:c="4"/>}</text:p>
      <text:p text:style-name="P3"><text:s text:c="4"/>/* Heat the garage */</text:p>
      <text:p text:style-name="P3"><text:s text:c="4"/>if(GetEEact(WTR1HS2GG3_LOC) == 3)</text:p>
      <text:p text:style-name="P3"><text:s text:c="4"/>{</text:p>
      <text:p text:style-name="P3"><text:s text:c="8"/>UseTank1 = false;</text:p>
      <text:p text:style-name="P3"><text:s text:c="8"/>UseTank2 = false;</text:p>
      <text:p text:style-name="P3"><text:s text:c="8"/>ActiveZonePin = GARAGE_PIN;</text:p>
      <text:p text:style-name="P3"><text:s text:c="8"/>TurnOnTemp = 140;</text:p>
      <text:p text:style-name="P3"><text:s text:c="8"/>if(TSdata[COLLECTOR_LOC].avgtemp &gt; TurnOnTemp)</text:p>
      <text:p text:style-name="P3"><text:s text:c="8"/>{</text:p>
      <text:p text:style-name="P3"><text:s text:c="12"/>TempDiff = GetEEact(TEMP_DIFF_MIN_LOC);</text:p>
      <text:p text:style-name="P3"><text:s text:c="12"/>PumpPin = PUMP_PIN;</text:p>
      <text:p text:style-name="P3"><text:s text:c="12"/>DumpFlag = false;</text:p>
      <text:p text:style-name="P3"><text:s text:c="8"/>}</text:p>
      <text:p text:style-name="P3"><text:s text:c="8"/>else</text:p>
      <text:p text:style-name="P3"><text:s text:c="8"/>{</text:p>
      <text:p text:style-name="P3"><text:s text:c="12"/>PumpPin = 0;</text:p>
      <text:p text:style-name="P3"><text:s text:c="12"/>TempDiff = GetEEact(TEMP_DIFF_MAX_LOC);</text:p>
      <text:p text:style-name="P3"><text:s text:c="8"/>}</text:p>
      <text:p text:style-name="P3"><text:s text:c="4"/>}</text:p>
      <text:p text:style-name="P3"><text:s text:c="4"/>/* Tank1 has priority over Tank2. Bring each tank up to MaxTankTemp and */</text:p>
      <text:p text:style-name="P3"><text:s text:c="4"/>/* when both are up to temp then send hot glycol to either the house */</text:p>
      <text:p text:style-name="P3"><text:s text:c="4"/>/* radiator or the garage. At the end of the day dump hot glycol to house */</text:p>
      <text:p text:style-name="P3"><text:s text:c="4"/>/* radiator or garage. */</text:p>
      <text:p text:style-name="P3"><text:s text:c="4"/>/* Usually by the morning the avg temps between the two tanks are far */</text:p>
      <text:p text:style-name="P3"><text:s text:c="4"/>/* apart. Therefore setting Tank1Tank2Diff to the lower (10) before */</text:p>
      <text:p text:style-name="P3"><text:s text:c="4"/>/* morning startup will cause the follwong code to pick to start with */</text:p>
      <text:p text:style-name="P3"><text:s text:c="4"/>/* Tank2. If it turns out to be a cloudy day it's possible to lose a */</text:p>
      <text:p text:style-name="P3"><text:s text:c="4"/>/* little heat in the tank and it's best to lose from tank2 as tank1 */</text:p>
      <text:p text:style-name="P3"><text:s text:c="4"/>/* feeds the house. */</text:p>
      <text:p text:style-name="P3"><text:s text:c="4"/>if(UseTank1 == true &amp;&amp; UseTank2 == true)</text:p>
      <text:p text:style-name="P3"><text:s text:c="4"/>{</text:p>
      <text:p text:style-name="P3"><text:s text:c="8"/>if(TSdata[T1TOP_LOC].avgtemp &lt;= MaxTankTemp1 &amp;&amp; TankTempAvg1-TankTempAvg2 &lt;= Tank1Tank2Diff)</text:p>
      <text:p text:style-name="P3"><text:s text:c="8"/>{</text:p>
      <text:p text:style-name="P3"><text:s text:c="12"/>UseTank2 = false;</text:p>
      <text:p text:style-name="P3"><text:s text:c="12"/>Tank1Tank2Diff = 20;</text:p>
      <text:p text:style-name="P3"><text:s text:c="8"/>}</text:p>
      <text:p text:style-name="P3"><text:s text:c="8"/>else</text:p>
      <text:p text:style-name="P3"><text:s text:c="8"/>{</text:p>
      <text:p text:style-name="P3"><text:s text:c="12"/>UseTank1 = false;</text:p>
      <text:p text:style-name="P3"><text:s text:c="12"/>Tank1Tank2Diff = 10;</text:p>
      <text:p text:style-name="P3"><text:s text:c="12"/>/* Set lower level of hysteresis here for tank1 because it does */</text:p>
      <text:p text:style-name="P3"><text:s text:c="12"/>/* not get set in the if UseTank1 section below when both tanks */</text:p>
      <text:p text:style-name="P3"><text:soft-page-break/><text:s text:c="12"/>/* are InUse. */</text:p>
      <text:p text:style-name="P3"><text:s text:c="12"/>if(MaxTankTemp1 == GetEEact(MAX_TANK_TEMP_LOC) &amp;&amp; TSdata[T1TOP_LOC].avgtemp &gt; GetEEact(MAX_TANK_TEMP_LOC))</text:p>
      <text:p text:style-name="P3"><text:s text:c="16"/>MaxTankTemp1 = MaxTankTempMin;</text:p>
      <text:p text:style-name="P3"><text:s text:c="8"/>}</text:p>
      <text:p text:style-name="P3"><text:s text:c="4"/>}</text:p>
      <text:p text:style-name="P3"/>
      <text:p text:style-name="P3"><text:s text:c="4"/>if(UseTank1 == true)</text:p>
      <text:p text:style-name="P3"><text:s text:c="4"/>{</text:p>
      <text:p text:style-name="P3"><text:s text:c="8"/>ActiveZonePin = TANK1_PIN;</text:p>
      <text:p text:style-name="P3"><text:s text:c="8"/>TurnOnTemp = TSdata[T1TOP_LOC].avgtemp + TempDiff;</text:p>
      <text:p text:style-name="P3"><text:s text:c="8"/>if(TSdata[COLLECTOR_LOC].avgtemp &gt; TurnOnTemp)</text:p>
      <text:p text:style-name="P3"><text:s text:c="8"/>{</text:p>
      <text:p text:style-name="P3"><text:s text:c="12"/>TempDiff = GetEEact(TEMP_DIFF_MIN_LOC);</text:p>
      <text:p text:style-name="P3"><text:s text:c="12"/>if(TSdata[T1TOP_LOC].avgtemp &lt;= MaxTankTemp1)</text:p>
      <text:p text:style-name="P3"><text:s text:c="12"/>{</text:p>
      <text:p text:style-name="P3"><text:s text:c="16"/>PumpPin = PUMP_PIN;</text:p>
      <text:p text:style-name="P3"><text:s text:c="16"/>DumpFlag = false;</text:p>
      <text:p text:style-name="P3"><text:s text:c="16"/>MaxTankTemp1 = GetEEact(MAX_TANK_TEMP_LOC);</text:p>
      <text:p text:style-name="P3"><text:s text:c="12"/>}</text:p>
      <text:p text:style-name="P3"><text:s text:c="12"/>else</text:p>
      <text:p text:style-name="P3"><text:s text:c="12"/>{</text:p>
      <text:p text:style-name="P3"><text:s text:c="16"/>DumpFlag = true;</text:p>
      <text:p text:style-name="P3"><text:s text:c="16"/>PumpPin = 0;</text:p>
      <text:p text:style-name="P3"><text:s text:c="16"/>TurnOnTemp = GetEEact(MAX_TANK_TEMP_LOC) + GetEEact(TEMP_DIFF_MAX_LOC);</text:p>
      <text:p text:style-name="P3"><text:s text:c="16"/>MaxTankTemp1 = MaxTankTempMin;</text:p>
      <text:p text:style-name="P3"><text:s text:c="12"/>}</text:p>
      <text:p text:style-name="P3"><text:s text:c="8"/>}</text:p>
      <text:p text:style-name="P3"><text:s text:c="8"/>else</text:p>
      <text:p text:style-name="P3"><text:s text:c="8"/>{</text:p>
      <text:p text:style-name="P3"><text:s text:c="12"/>PumpPin = 0;</text:p>
      <text:p text:style-name="P3"><text:s text:c="12"/>TempDiff = GetEEact(TEMP_DIFF_MAX_LOC);</text:p>
      <text:p text:style-name="P3"><text:s text:c="8"/>}</text:p>
      <text:p text:style-name="P3"><text:s text:c="4"/>}</text:p>
      <text:p text:style-name="P3"/>
      <text:p text:style-name="P3"><text:s text:c="4"/>if(UseTank2 == true)</text:p>
      <text:p text:style-name="P3"><text:s text:c="4"/>{</text:p>
      <text:p text:style-name="P3"><text:s text:c="8"/>ActiveZonePin = TANK2_PIN;</text:p>
      <text:p text:style-name="P3"><text:s text:c="8"/>TurnOnTemp = TSdata[T2TOP_LOC].avgtemp + TempDiff;</text:p>
      <text:p text:style-name="P3"><text:s text:c="8"/>if(TSdata[COLLECTOR_LOC].avgtemp &gt; TurnOnTemp)</text:p>
      <text:p text:style-name="P3"><text:s text:c="8"/>{</text:p>
      <text:p text:style-name="P3"><text:s text:c="12"/>TempDiff = GetEEact(TEMP_DIFF_MIN_LOC);</text:p>
      <text:p text:style-name="P3"><text:s text:c="12"/>if(TSdata[T2TOP_LOC].avgtemp &lt;= MaxTankTemp2)</text:p>
      <text:p text:style-name="P3"><text:s text:c="12"/>{</text:p>
      <text:p text:style-name="P3"><text:s text:c="16"/>PumpPin = PUMP_PIN;</text:p>
      <text:p text:style-name="P3"><text:s text:c="16"/>DumpFlag = false;</text:p>
      <text:p text:style-name="P3"><text:s text:c="16"/>MaxTankTemp2 = GetEEact(MAX_TANK_TEMP_LOC);</text:p>
      <text:p text:style-name="P3"><text:s text:c="12"/>}</text:p>
      <text:p text:style-name="P3"><text:s text:c="12"/>else</text:p>
      <text:p text:style-name="P3"><text:s text:c="12"/>{</text:p>
      <text:p text:style-name="P3"><text:s text:c="16"/>PumpPin = 0;</text:p>
      <text:p text:style-name="P3"><text:s text:c="16"/>DumpFlag = true;</text:p>
      <text:p text:style-name="P3"><text:s text:c="16"/>TurnOnTemp = GetEEact(MAX_TANK_TEMP_LOC) + GetEEact(TEMP_DIFF_MAX_LOC);</text:p>
      <text:p text:style-name="P3"><text:soft-page-break/><text:s text:c="16"/>MaxTankTemp2 = MaxTankTempMin;</text:p>
      <text:p text:style-name="P3"><text:s text:c="12"/>}</text:p>
      <text:p text:style-name="P3"><text:s text:c="8"/>}</text:p>
      <text:p text:style-name="P3"><text:s text:c="8"/>else</text:p>
      <text:p text:style-name="P3"><text:s text:c="8"/>{</text:p>
      <text:p text:style-name="P3"><text:s text:c="12"/>PumpPin = 0;</text:p>
      <text:p text:style-name="P3"><text:s text:c="12"/>TempDiff = GetEEact(TEMP_DIFF_MAX_LOC);</text:p>
      <text:p text:style-name="P3"><text:s text:c="8"/>}</text:p>
      <text:p text:style-name="P3"><text:s text:c="4"/>}</text:p>
      <text:p text:style-name="P3"/>
      <text:p text:style-name="P3"><text:s text:c="4"/>if(UseTank1 == false &amp;&amp; UseTank2 == false &amp;&amp; GetEEact(WTR1HS2GG3_LOC) == 1)</text:p>
      <text:p text:style-name="P3"><text:s text:c="4"/>{</text:p>
      <text:p text:style-name="P3"><text:s text:c="8"/>if(TSdata[COLLECTOR_LOC].avgtemp &gt; GetEEact(MAX_TANK_TEMP_LOC))</text:p>
      <text:p text:style-name="P3"><text:s text:c="8"/>{</text:p>
      <text:p text:style-name="P3"><text:s text:c="11"/>TurnOnTemp = GetEEact(MAX_TANK_TEMP_LOC);</text:p>
      <text:p text:style-name="P3"><text:s text:c="11"/>DumpFlag = true;;</text:p>
      <text:p text:style-name="P3"><text:s text:c="8"/>}</text:p>
      <text:p text:style-name="P3"><text:s text:c="8"/>else</text:p>
      <text:p text:style-name="P3"><text:s text:c="11"/>DumpFlag = false;</text:p>
      <text:p text:style-name="P3"><text:s text:c="4"/>}</text:p>
      <text:p text:style-name="P3"/>
      <text:p text:style-name="P3"><text:s text:c="4"/>/* Start the dump 1 hr earlier than the param setting if heat is enabled. */</text:p>
      <text:p text:style-name="P3"><text:s text:c="4"/>/* This is because DST and the clock gets updated each day */</text:p>
      <text:p text:style-name="P3"><text:s text:c="4"/>/* If dump time is set to 16:15 then dump at 15:15. The sun does not */</text:p>
      <text:p text:style-name="P3"><text:s text:c="4"/>/* shine on the collectors after about 3PM during the winter. */</text:p>
      <text:p text:style-name="P3"/>
      <text:p text:style-name="P3"><text:s text:c="4"/>dumphr = GetEEact(DUMP_TIME_HR_LOC);</text:p>
      <text:p text:style-name="P3"><text:s text:c="4"/>if(HeatEnabled &amp;&amp; dumphr &gt; 0)</text:p>
      <text:p text:style-name="P3"><text:s text:c="8"/>dumphr--;</text:p>
      <text:p text:style-name="P3"><text:s text:c="4"/>if((int)(hwtime.hour*60)+hwtime.min &gt;= (int)(dumphr*60) + GetEEact(DUMP_TIME_MIN_LOC) &amp;&amp; </text:p>
      <text:p text:style-name="P3"><text:s text:c="12"/>PumpPin == 0 &amp;&amp; UnixTimeIsGood) //GetEEact(NTP_TIME_FLAG_LOC) )</text:p>
      <text:p text:style-name="P3"><text:s text:c="4"/>{</text:p>
      <text:p text:style-name="P3"><text:s text:c="8"/>DumpFlag = true;</text:p>
      <text:p text:style-name="P3"><text:s text:c="8"/>TurnOnTemp = TSdata[AMBIENT_LOC].avgtemp + 10.0;</text:p>
      <text:p text:style-name="P3"><text:s text:c="8"/>Tank1Tank2Diff = 10;</text:p>
      <text:p text:style-name="P3"><text:s text:c="8"/>/* The first time in here set diff to 10 and then the next time this */</text:p>
      <text:p text:style-name="P3"><text:s text:c="8"/>/* func is called it may chose to heat tank2 for a few minutes before */</text:p>
      <text:p text:style-name="P3"><text:s text:c="8"/>/* it dumps. The idea is to start at a diff of 10 so most likely */</text:p>
      <text:p text:style-name="P3"><text:s text:c="8"/>/* tank2 will be chosen to start the day off. If it's a cloudy day */</text:p>
      <text:p text:style-name="P3"><text:s text:c="8"/>/* then there is the chance we could actually lose some heat in the */</text:p>
      <text:p text:style-name="P3"><text:s text:c="8"/>/* tank and best if it's from tank2. Reset to 10 to get ready for the */</text:p>
      <text:p text:style-name="P3"><text:s text:c="8"/>/* next day. */</text:p>
      <text:p text:style-name="P3"><text:s text:c="4"/>}</text:p>
      <text:p text:style-name="P3"/>
      <text:p text:style-name="P3"><text:s text:c="4"/>if(DumpFlag == true)</text:p>
      <text:p text:style-name="P3"><text:s text:c="4"/>{</text:p>
      <text:p text:style-name="P3"><text:s text:c="8"/>if(HeatEnabled == true)</text:p>
      <text:p text:style-name="P3"><text:s text:c="12"/>ActiveZonePin = HOUSE_PIN;</text:p>
      <text:p text:style-name="P3"><text:s text:c="8"/>else</text:p>
      <text:p text:style-name="P3"><text:s text:c="12"/>ActiveZonePin = GARAGE_PIN;</text:p>
      <text:p text:style-name="P3"/>
      <text:p text:style-name="P3"><text:s text:c="8"/>if(TSdata[COLLECTOR_LOC].avgtemp &gt;= TurnOnTemp)</text:p>
      <text:p text:style-name="P3"><text:s text:c="8"/>{</text:p>
      <text:p text:style-name="P3"><text:soft-page-break/><text:s text:c="12"/>PumpPin = PUMP_PIN;</text:p>
      <text:p text:style-name="P3"><text:s text:c="12"/>if(ActiveZonePin == GARAGE_PIN)</text:p>
      <text:p text:style-name="P3"><text:s text:c="16"/>PumpGaragePin = PUMP_GARAGE_PIN;</text:p>
      <text:p text:style-name="P3"><text:s text:c="8"/>}</text:p>
      <text:p text:style-name="P3"><text:s text:c="8"/>else</text:p>
      <text:p text:style-name="P3"><text:s text:c="8"/>{</text:p>
      <text:p text:style-name="P3"><text:s text:c="12"/>PumpPin = 0;</text:p>
      <text:p text:style-name="P3"><text:s text:c="12"/>PumpGaragePin = 0;</text:p>
      <text:p text:style-name="P3"><text:s text:c="8"/>}</text:p>
      <text:p text:style-name="P3"><text:s text:c="4"/>}</text:p>
      <text:p text:style-name="P3"><text:s text:c="4"/>/* if Collector is so cold the anti freeze might freeze then */</text:p>
      <text:p text:style-name="P3"><text:s text:c="4"/>/* take warmer water from the garage */</text:p>
      <text:p text:style-name="P3"><text:s text:c="4"/>/* The number stored in FREEZE EEPROM is the number of degrees */</text:p>
      <text:p text:style-name="P3"><text:s text:c="4"/>/* below freezing F */</text:p>
      <text:p text:style-name="P3"><text:s text:c="4"/>if(TSdata[COLLECTOR_LOC].avgtemp &lt;= (float)(32-GetEEact(FREEZE_LOC)))</text:p>
      <text:p text:style-name="P3"><text:s text:c="4"/>{</text:p>
      <text:p text:style-name="P3"><text:s text:c="8"/>ActiveZonePin = GARAGE_PIN;</text:p>
      <text:p text:style-name="P3"><text:s text:c="8"/>PumpPin = PUMP_PIN;</text:p>
      <text:p text:style-name="P3"><text:s text:c="8"/>PumpGaragePin = PUMP_GARAGE_PIN;</text:p>
      <text:p text:style-name="P3"><text:s text:c="4"/>}</text:p>
      <text:p text:style-name="P3"/>
      <text:p text:style-name="P3"><text:s text:c="4"/>num_items = sizeof(struct stat)/sizeof(struct output);</text:p>
      <text:p text:style-name="P3"><text:s text:c="4"/>/* Skip over the manual setting(0) and Stiebel (last one)*/</text:p>
      <text:p text:style-name="P3"><text:s text:c="4"/>/* Update the CurrStatus struct */</text:p>
      <text:p text:style-name="P3"><text:s text:c="4"/>for(offset = 1; offset &lt; num_items-1; offset++)</text:p>
      <text:p text:style-name="P3"><text:s text:c="4"/>{</text:p>
      <text:p text:style-name="P3"><text:s text:c="8"/>outptr = (struct output *)&amp;CurrStatus + offset;</text:p>
      <text:p text:style-name="P3"><text:s text:c="8"/>if(outptr-&gt;pin == ActiveZonePin)</text:p>
      <text:p text:style-name="P3"><text:s text:c="8"/>{</text:p>
      <text:p text:style-name="P3"><text:s text:c="12"/>if(PumpPin == PUMP_PIN)</text:p>
      <text:p text:style-name="P3"><text:s text:c="12"/>{</text:p>
      <text:p text:style-name="P3"><text:s text:c="16"/>if(outptr-&gt;state == 0)</text:p>
      <text:p text:style-name="P3"><text:s text:c="20"/>ZoneValveEndSwitchTimer = GetEEact(END_SWTCH_SEC_LOC);</text:p>
      <text:p text:style-name="P3"><text:s text:c="16"/>outptr-&gt;state = 1;</text:p>
      <text:p text:style-name="P3"><text:s text:c="16"/>if(ZoneValveEndSwitch == false &amp;&amp; ZoneValveEndSwitchTimer==0)</text:p>
      <text:p text:style-name="P3"><text:s text:c="16"/>{</text:p>
      <text:p text:style-name="P3"><text:s text:c="20"/>AddMsg("ZoneValve", "Failed");</text:p>
      <text:p text:style-name="P3"><text:s text:c="20"/>BeepState = true;</text:p>
      <text:p text:style-name="P3"><text:s text:c="16"/>}</text:p>
      <text:p text:style-name="P3"><text:s text:c="12"/>}</text:p>
      <text:p text:style-name="P3"><text:s text:c="12"/>else</text:p>
      <text:p text:style-name="P3"><text:s text:c="16"/>if(ZoneTimerCnt == 0)</text:p>
      <text:p text:style-name="P3"><text:s text:c="20"/>outptr-&gt;state = 0;</text:p>
      <text:p text:style-name="P3"><text:s text:c="12"/>AddMsg("ActiveZone", outptr-&gt;desc);</text:p>
      <text:p text:style-name="P3"><text:s text:c="12"/>continue;</text:p>
      <text:p text:style-name="P3"><text:s text:c="8"/>}</text:p>
      <text:p text:style-name="P3"/>
      <text:p text:style-name="P3"><text:s text:c="8"/>if(outptr-&gt;pin == PUMP_PIN)</text:p>
      <text:p text:style-name="P3"><text:s text:c="8"/>{</text:p>
      <text:p text:style-name="P3"><text:s text:c="12"/>if( PumpPin &gt; 0 &amp;&amp; (ZoneValveEndSwitch == true || ZoneValveEndSwitchTimer ==0) )</text:p>
      <text:p text:style-name="P3"><text:s text:c="12"/>{</text:p>
      <text:p text:style-name="P3"><text:s text:c="16"/>ZoneTimerCnt = GetEEact(ZONE_OFF_TIMER_LOC);</text:p>
      <text:p text:style-name="P3"><text:s text:c="16"/>outptr-&gt;state = 1;</text:p>
      <text:p text:style-name="P3"><text:soft-page-break/><text:s text:c="12"/>}</text:p>
      <text:p text:style-name="P3"><text:s text:c="12"/>else</text:p>
      <text:p text:style-name="P3"><text:s text:c="12"/>{</text:p>
      <text:p text:style-name="P3"><text:s text:c="16"/>//if(outptr-&gt;state == 1)</text:p>
      <text:p text:style-name="P3"><text:s text:c="17"/>// <text:s text:c="2"/>ZoneTimerCnt = GetEEact(ZONE_OFF_TIMER_LOC);</text:p>
      <text:p text:style-name="P3"><text:s text:c="16"/>outptr-&gt;state = 0;</text:p>
      <text:p text:style-name="P3"><text:s text:c="12"/>}</text:p>
      <text:p text:style-name="P3"><text:s text:c="12"/>continue;</text:p>
      <text:p text:style-name="P3"><text:s text:c="8"/>}</text:p>
      <text:p text:style-name="P3"><text:s text:c="8"/>if(outptr-&gt;pin == PUMP_GARAGE_PIN)</text:p>
      <text:p text:style-name="P3"><text:s text:c="8"/>{</text:p>
      <text:p text:style-name="P3"><text:s text:c="12"/>if(PumpGaragePin &gt; 0 &amp;&amp; (ZoneValveEndSwitch == true || ZoneValveEndSwitchTimer ==0) )</text:p>
      <text:p text:style-name="P3"><text:s text:c="16"/>outptr-&gt;state = 1;</text:p>
      <text:p text:style-name="P3"><text:s text:c="12"/>else</text:p>
      <text:p text:style-name="P3"><text:s text:c="16"/>outptr-&gt;state = 0;</text:p>
      <text:p text:style-name="P3"><text:s text:c="12"/>continue;</text:p>
      <text:p text:style-name="P3"><text:s text:c="8"/>}</text:p>
      <text:p text:style-name="P3"><text:s text:c="8"/>/* If we get here then turn it off */</text:p>
      <text:p text:style-name="P3"><text:s text:c="8"/>outptr-&gt;state = 0;</text:p>
      <text:p text:style-name="P3"><text:s text:c="4"/>}</text:p>
      <text:p text:style-name="P3">}</text:p>
      <text:p text:style-name="P3"/>
      <text:p text:style-name="P3">/* Check if collector is too hot. Indicates a malfunction somewhere. */</text:p>
      <text:p text:style-name="P3">/* Set flag. Set timer for 10 seconds. When the timer goes to 0 */</text:p>
      <text:p text:style-name="P3">/* and the situation has not corrected itself then */</text:p>
      <text:p text:style-name="P3">/* open all valves and turn on all pumps. */</text:p>
      <text:p text:style-name="P3">/* This will continue until flag is reset. */</text:p>
      <text:p text:style-name="P3">void CheckTooHot()</text:p>
      <text:p text:style-name="P3">{</text:p>
      <text:p text:style-name="P3"><text:s text:c="4"/>byte offset, num_items;</text:p>
      <text:p text:style-name="P3"><text:s text:c="4"/>struct output *outptr;</text:p>
      <text:p text:style-name="P3"><text:s text:c="4"/></text:p>
      <text:p text:style-name="P3"><text:s text:c="4"/>num_items = sizeof(struct stat)/sizeof(struct output);</text:p>
      <text:p text:style-name="P3"><text:s text:c="4"/></text:p>
      <text:p text:style-name="P3"><text:s text:c="4"/>if(TSdata[COLLECTOR_LOC].avgtemp &gt;= (GetEEact(MAX_TANK_TEMP_LOC) + GetEEact(TEMP_DIFF_MAX_LOC) + 15))</text:p>
      <text:p text:style-name="P3"><text:s text:c="4"/>{</text:p>
      <text:p text:style-name="P3"><text:s text:c="8"/>/* On afternoons sometimes the end of the collector with the sensor <text:s/>*/</text:p>
      <text:p text:style-name="P3"><text:s text:c="8"/>/* gets shaded. So when the pump turns on the hotter glycol gets to */</text:p>
      <text:p text:style-name="P3"><text:s text:c="8"/>/* the sensor and can set off the collector too hot flag. So wait 10 <text:s/>*/</text:p>
      <text:p text:style-name="P3"><text:s text:c="8"/>/* seconds and check again. */</text:p>
      <text:p text:style-name="P3"><text:s text:c="8"/>if(CollectorTooHotFlag == false)</text:p>
      <text:p text:style-name="P3"><text:s text:c="8"/>{</text:p>
      <text:p text:style-name="P3"><text:s text:c="12"/>ZoneTimerCnt = 0;</text:p>
      <text:p text:style-name="P3"><text:s text:c="12"/>CollectorTooHotFlag = true;</text:p>
      <text:p text:style-name="P3"><text:s text:c="12"/>CollectorTooHotTimer = 10; /* Counts down in timer func() */</text:p>
      <text:p text:style-name="P3"><text:s text:c="8"/>}</text:p>
      <text:p text:style-name="P3"><text:s text:c="8"/>else</text:p>
      <text:p text:style-name="P3"><text:s text:c="8"/>{</text:p>
      <text:p text:style-name="P3"><text:s text:c="12"/>if(CollectorTooHotTimer == 0)</text:p>
      <text:p text:style-name="P3"><text:s text:c="12"/>{</text:p>
      <text:p text:style-name="P3"><text:s text:c="16"/>AddMsg("Collector", "Too Hot");</text:p>
      <text:p text:style-name="P3"><text:s text:c="16"/>BuzzerState = true;</text:p>
      <text:p text:style-name="P3"><text:soft-page-break/><text:s text:c="16"/>for(offset = 1; offset &lt; num_items-1; offset++)</text:p>
      <text:p text:style-name="P3"><text:s text:c="16"/>{</text:p>
      <text:p text:style-name="P3"><text:s text:c="20"/>outptr = (struct output *)&amp;CurrStatus + offset;</text:p>
      <text:p text:style-name="P3"><text:s text:c="20"/>outptr-&gt;state = 1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><text:s text:c="4"/>else</text:p>
      <text:p text:style-name="P3"><text:s text:c="4"/>{</text:p>
      <text:p text:style-name="P3"><text:s text:c="8"/>/* if flag was set but now collector temp is lower */</text:p>
      <text:p text:style-name="P3"><text:s text:c="8"/>/* turn everything off and CalcHotWater() should take over */</text:p>
      <text:p text:style-name="P3"><text:s text:c="8"/>if(CollectorTooHotFlag)</text:p>
      <text:p text:style-name="P3"><text:s text:c="8"/>{</text:p>
      <text:p text:style-name="P3"><text:s text:c="12"/>for(offset = 1; offset &lt; num_items-1; offset++)</text:p>
      <text:p text:style-name="P3"><text:s text:c="12"/>{</text:p>
      <text:p text:style-name="P3"><text:s text:c="16"/>outptr = (struct output *)&amp;CurrStatus + offset;</text:p>
      <text:p text:style-name="P3"><text:s text:c="16"/>outptr-&gt;state = 0;</text:p>
      <text:p text:style-name="P3"><text:s text:c="12"/>}</text:p>
      <text:p text:style-name="P3"><text:s text:c="12"/>CollectorTooHotFlag = false;</text:p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CalcHotWater.odt</text:file-name> <text:s/><text:date style:data-style-name="N37" text:date-value="2011-10-29T11:45:41.69">10/29/11</text:date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5:41.61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7" meta:paragraph-count="328" meta:word-count="1272" meta:character-count="11085"/>
  </office:meta>
</office:document-meta>
</file>